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2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0bb061" style:font-size-asian="14pt" style:font-size-complex="14pt"/>
    </style:style>
    <style:style style:name="P8" style:family="paragraph" style:parent-style-name="Standard" style:list-style-name="L10">
      <style:text-properties officeooo:paragraph-rsid="000bb061"/>
    </style:style>
    <style:style style:name="P9" style:family="paragraph" style:parent-style-name="Text_20_body"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3" style:family="paragraph" style:parent-style-name="Text_20_body" style:list-style-name="L3">
      <style:paragraph-properties fo:margin-left="0.508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.508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.508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6">
      <style:paragraph-properties fo:margin-left="0.508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7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0bb061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b061"/>
    </style:style>
    <style:style style:name="T1" style:family="text">
      <style:text-properties fo:font-size="14pt" fo:language="pt" fo:country="BR" style:font-size-asian="14pt" style:font-size-complex="14pt" loext:padding="0cm" loext:border="none"/>
    </style:style>
    <style:style style:name="T2" style:family="text">
      <style:text-properties fo:font-size="14pt" fo:language="pt" fo:country="BR" officeooo:rsid="000bb061" style:font-size-asian="14pt" style:font-size-complex="14pt" loext:padding="0cm" loext:border="none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3.2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29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9.44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5.1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7.6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20.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23.9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7">
      <text:list-level-style-number text:level="1" style:num-prefix=" " style:num-suffix=" " style:num-format="1">
        <style:list-level-properties text:space-before="0.136cm" text:min-label-width="0.499cm"/>
      </text:list-level-style-number>
      <text:list-level-style-number text:level="2" style:num-prefix=" " style:num-suffix=" " style:num-format="1" text:display-levels="2">
        <style:list-level-properties text:space-before="2.63cm" text:min-label-width="0.499cm"/>
      </text:list-level-style-number>
      <text:list-level-style-number text:level="3" style:num-prefix=" " style:num-suffix=" " style:num-format="1" text:display-levels="3">
        <style:list-level-properties text:space-before="3.877cm" text:min-label-width="0.499cm"/>
      </text:list-level-style-number>
      <text:list-level-style-number text:level="4" style:num-prefix=" " style:num-suffix=" " style:num-format="1" text:display-levels="4">
        <style:list-level-properties text:space-before="5.124cm" text:min-label-width="0.499cm"/>
      </text:list-level-style-number>
      <text:list-level-style-number text:level="5" style:num-prefix=" " style:num-suffix=" " style:num-format="1" text:display-levels="5">
        <style:list-level-properties text:space-before="6.371cm" text:min-label-width="0.499cm"/>
      </text:list-level-style-number>
      <text:list-level-style-number text:level="6" style:num-prefix=" " style:num-suffix=" " style:num-format="1" text:display-levels="6">
        <style:list-level-properties text:space-before="7.618cm" text:min-label-width="0.499cm"/>
      </text:list-level-style-number>
      <text:list-level-style-number text:level="7" style:num-prefix=" " style:num-suffix=" " style:num-format="1" text:display-levels="7">
        <style:list-level-properties text:space-before="8.865cm" text:min-label-width="0.499cm"/>
      </text:list-level-style-number>
      <text:list-level-style-number text:level="8" style:num-prefix=" " style:num-suffix=" " style:num-format="1" text:display-levels="8">
        <style:list-level-properties text:space-before="10.113cm" text:min-label-width="0.499cm"/>
      </text:list-level-style-number>
      <text:list-level-style-number text:level="9" style:num-prefix=" " style:num-suffix=" " style:num-format="1" text:display-levels="9">
        <style:list-level-properties text:space-before="11.36cm" text:min-label-width="0.499cm"/>
      </text:list-level-style-number>
      <text:list-level-style-number text:level="10" style:num-prefix=" " style:num-suffix=" " style:num-format="1" text:display-levels="10">
        <style:list-level-properties text:space-before="12.607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406cm" text:min-label-width="0.499cm"/>
      </text:list-level-style-number>
      <text:list-level-style-number text:level="2" text:style-name="Numbering_20_Symbols" style:num-suffix="." style:num-format="1">
        <style:list-level-properties text:space-before="3.9cm" text:min-label-width="0.499cm"/>
      </text:list-level-style-number>
      <text:list-level-style-number text:level="3" text:style-name="Numbering_20_Symbols" style:num-suffix="." style:num-format="1">
        <style:list-level-properties text:space-before="5.147cm" text:min-label-width="0.499cm"/>
      </text:list-level-style-number>
      <text:list-level-style-number text:level="4" text:style-name="Numbering_20_Symbols" style:num-suffix="." style:num-format="1">
        <style:list-level-properties text:space-before="6.394cm" text:min-label-width="0.499cm"/>
      </text:list-level-style-number>
      <text:list-level-style-number text:level="5" text:style-name="Numbering_20_Symbols" style:num-suffix="." style:num-format="1">
        <style:list-level-properties text:space-before="7.641cm" text:min-label-width="0.499cm"/>
      </text:list-level-style-number>
      <text:list-level-style-number text:level="6" text:style-name="Numbering_20_Symbols" style:num-suffix="." style:num-format="1">
        <style:list-level-properties text:space-before="8.888cm" text:min-label-width="0.499cm"/>
      </text:list-level-style-number>
      <text:list-level-style-number text:level="7" text:style-name="Numbering_20_Symbols" style:num-suffix="." style:num-format="1">
        <style:list-level-properties text:space-before="10.135cm" text:min-label-width="0.499cm"/>
      </text:list-level-style-number>
      <text:list-level-style-number text:level="8" text:style-name="Numbering_20_Symbols" style:num-suffix="." style:num-format="1">
        <style:list-level-properties text:space-before="11.383cm" text:min-label-width="0.499cm"/>
      </text:list-level-style-number>
      <text:list-level-style-number text:level="9" text:style-name="Numbering_20_Symbols" style:num-suffix="." style:num-format="1">
        <style:list-level-properties text:space-before="12.63cm" text:min-label-width="0.499cm"/>
      </text:list-level-style-number>
      <text:list-level-style-number text:level="10" text:style-name="Numbering_20_Symbols" style:num-suffix="." style:num-format="1">
        <style:list-level-properties text:space-before="13.877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1.406cm" text:min-label-width="0.499cm"/>
      </text:list-level-style-number>
      <text:list-level-style-number text:level="2" text:style-name="Numbering_20_Symbols" style:num-suffix="." style:num-format="1">
        <style:list-level-properties text:space-before="3.9cm" text:min-label-width="0.499cm"/>
      </text:list-level-style-number>
      <text:list-level-style-number text:level="3" text:style-name="Numbering_20_Symbols" style:num-suffix="." style:num-format="1">
        <style:list-level-properties text:space-before="5.147cm" text:min-label-width="0.499cm"/>
      </text:list-level-style-number>
      <text:list-level-style-number text:level="4" text:style-name="Numbering_20_Symbols" style:num-suffix="." style:num-format="1">
        <style:list-level-properties text:space-before="6.394cm" text:min-label-width="0.499cm"/>
      </text:list-level-style-number>
      <text:list-level-style-number text:level="5" text:style-name="Numbering_20_Symbols" style:num-suffix="." style:num-format="1">
        <style:list-level-properties text:space-before="7.641cm" text:min-label-width="0.499cm"/>
      </text:list-level-style-number>
      <text:list-level-style-number text:level="6" text:style-name="Numbering_20_Symbols" style:num-suffix="." style:num-format="1">
        <style:list-level-properties text:space-before="8.888cm" text:min-label-width="0.499cm"/>
      </text:list-level-style-number>
      <text:list-level-style-number text:level="7" text:style-name="Numbering_20_Symbols" style:num-suffix="." style:num-format="1">
        <style:list-level-properties text:space-before="10.135cm" text:min-label-width="0.499cm"/>
      </text:list-level-style-number>
      <text:list-level-style-number text:level="8" text:style-name="Numbering_20_Symbols" style:num-suffix="." style:num-format="1">
        <style:list-level-properties text:space-before="11.383cm" text:min-label-width="0.499cm"/>
      </text:list-level-style-number>
      <text:list-level-style-number text:level="9" text:style-name="Numbering_20_Symbols" style:num-suffix="." style:num-format="1">
        <style:list-level-properties text:space-before="12.63cm" text:min-label-width="0.499cm"/>
      </text:list-level-style-number>
      <text:list-level-style-number text:level="10" text:style-name="Numbering_20_Symbols" style:num-suffix="." style:num-format="1">
        <style:list-level-properties text:space-before="13.877cm" text:min-label-width="0.499cm"/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C03 – Consultar histórico de pedidos</text:p>
      <text:p text:style-name="P1">Ator: Funcionário</text:p>
      <text:p text:style-name="P1">Pré-condição: Ter pedidos cadastrados</text:p>
      <text:p text:style-name="P1">Pós-condição: Lista de histórico de pedidos</text:p>
      <text:p text:style-name="P1">Prioridade: Importante</text:p>
      <text:p text:style-name="P1"/>
      <text:p text:style-name="P1">Fluxo Principal:</text:p>
      <text:p text:style-name="P1"/>
      <text:p text:style-name="P1">1. Funcionário solicita ao sistema busca de histórico de pedidos</text:p>
      <text:p text:style-name="P1">2. Busca na base de dados todos os pedidos cadastrados</text:p>
      <text:p text:style-name="P1">3. Ordena por data os pedidos</text:p>
      <text:p text:style-name="P1">4. Formata os dados</text:p>
      <text:p text:style-name="P1">5. Visualização dos dados</text:p>
      <text:p text:style-name="P1"/>
      <text:p text:style-name="P1">Fluxos Alternativos:</text:p>
      <text:p text:style-name="P1"/>
      <text:p text:style-name="P1">Não tem</text:p>
      <text:p text:style-name="Standard"/>
      <text:p text:style-name="Standard"/>
      <text:p text:style-name="P2">UC04 – Cadastrar Clientes</text:p>
      <text:p text:style-name="P1">Ator: Funcionário</text:p>
      <text:p text:style-name="P1">Pré-condição: Dados para cadastro do cliente</text:p>
      <text:p text:style-name="P1">Pós-condição: Cliente cadastrado e pode agora fazer pedidos</text:p>
      <text:p text:style-name="P1">Prioridade: Essencial</text:p>
      <text:p text:style-name="P1"/>
      <text:p text:style-name="P1">Fluxo Principal:</text:p>
      <text:p text:style-name="P1"/>
      <text:list xml:id="list1496990900" text:style-name="L1">
        <text:list-item>
          <text:p text:style-name="P5">Funcionário solicita ao sistema a tela responsável pelo cadastro de clientes.</text:p>
        </text:list-item>
        <text:list-item>
          <text:p text:style-name="P5">Funcionário insere manualmente os dados informados pelo cliente.</text:p>
        </text:list-item>
        <text:list-item>
          <text:p text:style-name="P5">Funcionário <text:s/>confirma o cadastro.</text:p>
        </text:list-item>
        <text:list-item>
          <text:p text:style-name="P5">Sistema verifica se o cliente já existe.</text:p>
        </text:list-item>
        <text:list-item>
          <text:p text:style-name="P5">Sistema cadastra novo cliente no banco de dados.</text:p>
        </text:list-item>
      </text:list>
      <text:p text:style-name="P1"/>
      <text:p text:style-name="P1">Fluxos Alternativos:</text:p>
      <text:p text:style-name="P7"/>
      <text:list xml:id="list2419490865" text:style-name="L10">
        <text:list-item>
          <text:p text:style-name="P8"><text:span text:style-name="T3">Cliente já está cadastrado no sistema</text:span></text:p>
        </text:list-item>
      </text:list>
      <text:list xml:id="list4280676866" text:style-name="L2">
        <text:list-item>
          <text:list>
            <text:list-item>
              <text:p text:style-name="P6">Sistema exibe mensagem de erro</text:p>
            </text:list-item>
            <text:list-item>
              <text:p text:style-name="P6">Sistema volta para tela de cadastro após confirmação da mensagem</text:p>
            </text:list-item>
          </text:list>
        </text:list-item>
      </text:list>
      <text:p text:style-name="P1"/>
      <text:p text:style-name="P1"/>
      <text:p text:style-name="P9">UC05 – Registrar pedido </text:p>
      <text:p text:style-name="P11">Ator: Cliente</text:p>
      <text:p text:style-name="P11">Pré-condição: Cadastro do cliente</text:p>
      <text:p text:style-name="P11">Pós-condição: Após cadastro cliente pode registrar pedido</text:p>
      <text:p text:style-name="P11"><text:soft-page-break/>Prioridade: Importante</text:p>
      <text:p text:style-name="P12"/>
      <text:p text:style-name="P11">Fluxo Principal:</text:p>
      <text:p text:style-name="P12"/>
      <text:list xml:id="list1621872127" text:style-name="L3">
        <text:list-item>
          <text:p text:style-name="P13"><text:span text:style-name="T1">Cliente já cadastrado solicita ao sistema os itens que deseja no seu pedido</text:span></text:p>
        </text:list-item>
      </text:list>
      <text:list xml:id="list1110475012" text:style-name="L4">
        <text:list-item>
          <text:p text:style-name="P14"><text:span text:style-name="T1">Sistema cria um carrinho com os itens desejados e espera confirmação do cliente</text:span></text:p>
        </text:list-item>
      </text:list>
      <text:list xml:id="list3044688894" text:style-name="L5">
        <text:list-item>
          <text:p text:style-name="P15"><text:span text:style-name="T1">Cliente confirma compra</text:span></text:p>
        </text:list-item>
      </text:list>
      <text:list xml:id="list2574221807" text:style-name="L6">
        <text:list-item>
          <text:p text:style-name="P16"><text:span text:style-name="T1">Sistema registra pedido e envia ao funcionário</text:span></text:p>
        </text:list-item>
      </text:list>
      <text:p text:style-name="P12"/>
      <text:p text:style-name="P11">Fluxos Alternativos:</text:p>
      <text:p text:style-name="P12"/>
      <text:list xml:id="list2013287702" text:style-name="L7">
        <text:list-item>
          <text:p text:style-name="P17"><text:span text:style-name="T1">Cliente não cadastrado</text:span></text:p>
          <text:list>
            <text:list-item>
              <text:p text:style-name="P18"><text:span text:style-name="T1">Sistema manda cliente para a tela de solicitação de cadastro</text:span></text:p>
            </text:list-item>
            <text:list-item>
              <text:p text:style-name="P18"><text:span text:style-name="T1">Após passar pelo processo de cadastro volta ao fluxo principal</text:span></text:p>
            </text:list-item>
          </text:list>
        </text:list-item>
      </text:list>
      <text:p text:style-name="P10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0-09-28T00:14:00Z</meta:creation-date>
    <dc:date>2020-09-30T17:44:36.217000000</dc:date>
    <meta:editing-cycles>3</meta:editing-cycles>
    <meta:editing-duration>PT2H32M5S</meta:editing-duration>
    <meta:document-statistic meta:table-count="0" meta:image-count="0" meta:object-count="0" meta:page-count="2" meta:paragraph-count="42" meta:word-count="239" meta:character-count="1577" meta:non-whitespace-character-count="1382"/>
    <meta:template xlink:type="simple" xlink:actuate="onRequest" xlink:title="" xlink:href="Normal.dotm"/>
  </office:meta>
</office:document-meta>
</file>